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9ec5"/>
    </style:style>
    <style:style style:name="P2" style:family="paragraph" style:parent-style-name="Standard">
      <style:text-properties officeooo:paragraph-rsid="00188119"/>
    </style:style>
    <style:style style:name="P3" style:family="paragraph" style:parent-style-name="Standard">
      <style:text-properties officeooo:paragraph-rsid="001a55b4"/>
    </style:style>
    <style:style style:name="P4" style:family="paragraph" style:parent-style-name="Standard">
      <style:text-properties officeooo:paragraph-rsid="002dc4de"/>
    </style:style>
    <style:style style:name="P5" style:family="paragraph" style:parent-style-name="Standard">
      <style:text-properties officeooo:paragraph-rsid="003009e5"/>
    </style:style>
    <style:style style:name="P6" style:family="paragraph" style:parent-style-name="Standard">
      <style:text-properties officeooo:paragraph-rsid="0036e7f1"/>
    </style:style>
    <style:style style:name="P7" style:family="paragraph" style:parent-style-name="Standard">
      <style:text-properties officeooo:paragraph-rsid="003adca3"/>
    </style:style>
    <style:style style:name="P8" style:family="paragraph" style:parent-style-name="Standard">
      <style:text-properties officeooo:paragraph-rsid="004076eb"/>
    </style:style>
    <style:style style:name="T1" style:family="text">
      <style:text-properties officeooo:rsid="002dc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这个问题问的是“信徒属灵生命成长与教会讲道的关系”</text:p>
      <text:p text:style-name="P8">我就说教会讲道与信徒对真理认识之间的关系吧。</text:p>
      <text:p text:style-name="P8"/>
      <text:p text:style-name="Standard">教会对信徒认识真理所产生影响的不只是讲道。还包括小组查经、传道人陪谈、祷告会、信仰学习（比如学习新生命）、其他讲座（婚姻家庭、财务、领袖培训等等）等等。（不是所有教会都有这么多种活动）</text:p>
      <text:p text:style-name="P2">这其中讲道对信徒信仰影响无疑是比较大的，是传道人把他对信仰的看法直接传递给信徒。讲道是传道人圣经观的直接表达。</text:p>
      <text:p text:style-name="P3">虽然我们可能不愿意接受，但今天基督教会宗派林立，不要说不同教派比如天主教和新教，就是在新教中也分各种派系。</text:p>
      <text:p text:style-name="P3">在中国新教大体上分三自教会与家庭教会。家庭教会虽然有这样一个同样的名称，但实际上规模有大有小，互相是各自独立的，对信仰的认识也是有差别的，其实这个差别主要取决于教会主要领袖（比如主任牧师）对信仰的看法。</text:p>
      <text:p text:style-name="P3">这个差别有时候是非常大的。包括对一些基本信仰层面的看法。</text:p>
      <text:p text:style-name="P3">不同的宗教领袖对信仰看法的不同从圣经中也可以看出来，比如福音书中的法利赛人和耶稣在解释同样的旧约律法时，差别是巨大的。</text:p>
      <text:p text:style-name="P3">今天其实也是一样的。这里面的差别可以从不同方面说。但我就从一个点说吧。</text:p>
      <text:p text:style-name="P3">就是对核心福音信息的重视程度。</text:p>
      <text:p text:style-name="P4">对罪、悔改、耶稣基督的救赎（人得救唯独因信称义）这些核心真理的重视程度。</text:p>
      <text:p text:style-name="P4">说到重视程度，就要看：<text:span text:style-name="T1">1.</text:span>是否努力把这些真理讲清楚。<text:span text:style-name="T1">2.是否经常讲。</text:span></text:p>
      <text:p text:style-name="P5">其实重视程度也反映了，传道人怎么看这些核心真理，这些核心真理、耶稣基督成就的救恩是否真的对他的生命产生了巨大的影响。</text:p>
      <text:p text:style-name="P7">按着我所经历的，在有些教会里，一个信徒可能呆了几年甚至更长时间，对因信称义这样的基本真理也很少听过。而有的教会就会把基本真理反复强调。</text:p>
      <text:p text:style-name="P7">这些基本真理对信徒是至关重要的，决定了他到底信的是什么。</text:p>
      <text:p text:style-name="P7">一个人经常在教会里听到这些基本真理不代表他能真的领受，但很少听到就更无从认识了。</text:p>
      <text:p text:style-name="P6">所以我认为教会的讲道与信徒对真理的认识之间的关系是巨大的。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4:06:47.713280359</meta:creation-date>
    <meta:generator>LibreOffice/6.2.8.2$MacOSX_X86_64 LibreOffice_project/f82ddfca21ebc1e222a662a32b25c0c9d20169ee</meta:generator>
    <dc:date>2020-07-15T15:47:05.072515833</dc:date>
    <meta:editing-duration>PT1H25M12S</meta:editing-duration>
    <meta:editing-cycles>91</meta:editing-cycles>
    <meta:document-statistic meta:table-count="0" meta:image-count="0" meta:object-count="0" meta:page-count="1" meta:paragraph-count="17" meta:word-count="775" meta:character-count="777" meta:non-whitespace-character-count="777"/>
  </office:meta>
</office:document-meta>
</file>